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Preformatted_20_Text">
      <style:text-properties style:font-name="Lucida Console" fo:font-size="10pt"/>
    </style:style>
    <style:style style:name="P3" style:family="paragraph" style:parent-style-name="Preformatted_20_Text">
      <style:paragraph-properties fo:margin-top="0cm" fo:margin-bottom="0cm" fo:padding="0cm" fo:border="none"/>
    </style:style>
    <style:style style:name="T1" style:family="text">
      <style:text-properties fo:language="en" fo:country="US"/>
    </style:style>
    <style:style style:name="T2" style:family="text">
      <style:text-properties fo:color="#222222" fo:letter-spacing="normal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ucida Console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cept <text:s text:c="6"/>Pente</text:p>
      <text:p text:style-name="Standard"><text:s text:c="4"/>1.08156 <text:s text:c="4"/>-0.02737 <text:s/></text:p>
      <text:p text:style-name="Standard">Pente = coefficient multiplicateur du VEMS selon le taux d'IgG donc le A de Y=A*x+B<text:line-break/>Intercept = ordonnée à l’origine donc le B de Y=A*x+B</text:p>
      <text:p text:style-name="Standard">A = -2,7%<text:tab/>IC95 A = [ -3,6% ; -1,9%]<text:tab/>p &lt; 0,00206<text:line-break/>B = 108,2%<text:tab/>IC95 B = [ 98,5% ; 117,8%]<text:tab/>p &lt; 1,54 * 10<text:span text:style-name="T3">-15</text:span></text:p>
      <text:p text:style-name="Standard"><text:line-break/></text:p>
      <text:p text:style-name="Standard">Donc la formule finale ici :<text:tab/><text:tab/>VEMS(%) = <text:span text:style-name="T4">- </text:span>0.02737 * IgG + 1.08156</text:p>
      <text:p text:style-name="Standard"><text:span text:style-name="T1"/></text:p>
      <text:p text:style-name="Standard"><text:span text:style-name="T1">Si jamais on te demande, voici les indices de dispersion des deux variables :</text:span></text:p>
      <text:p text:style-name="P2"><text:bookmark text:name="rstudio_console_output"/><text:span text:style-name="T1">IgG <text:s text:c="12"/><text:tab/>VEMS (%) <text:s text:c="5"/></text:span></text:p>
      <text:p text:style-name="P3"><text:s/><text:span text:style-name="T5">Min. <text:s text:c="2"/>: 5.100 <text:s text:c="2"/>Min. <text:s text:c="2"/>:0.3500 <text:s/></text:span></text:p>
      <text:p text:style-name="P3"><text:s/><text:span text:style-name="T5">1st Qu.: 8.615 <text:s text:c="2"/>1st Qu.:0.6500 <text:s/></text:span></text:p>
      <text:p text:style-name="P3"><text:s/><text:span text:style-name="T5">Median :10.800 <text:s text:c="2"/>Median :0.7600 <text:s/></text:span></text:p>
      <text:p text:style-name="P3"><text:s/><text:span text:style-name="T5">Mean <text:s text:c="2"/>:11.023 <text:s text:c="2"/>Mean <text:s text:c="2"/>:0.7798 <text:s/></text:span></text:p>
      <text:p text:style-name="P3"><text:s/><text:span text:style-name="T5">3rd Qu.:13.165 <text:s text:c="2"/>3rd Qu.:0.9500 <text:s/></text:span></text:p>
      <text:p text:style-name="P3"><text:s/><text:span text:style-name="T5">Max. <text:s text:c="2"/>:20.300 <text:s text:c="2"/>Max. <text:s text:c="2"/>:1.3000 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IET Louis</meta:initial-creator>
    <dc:creator>Louis Billiet</dc:creator>
    <meta:editing-cycles>6</meta:editing-cycles>
    <meta:creation-date>2017-09-07T15:07:00</meta:creation-date>
    <dc:date>2017-09-07T22:20:01.74</dc:date>
    <meta:editing-duration>PT1H36M43S</meta:editing-duration>
    <meta:generator>OpenOffice/4.1.3$Win32 OpenOffice.org_project/413m1$Build-9783</meta:generator>
    <meta:document-statistic meta:table-count="0" meta:image-count="0" meta:object-count="0" meta:page-count="1" meta:paragraph-count="14" meta:word-count="114" meta:character-count="663"/>
    <meta:user-defined meta:name="AppVersion">14.0000</meta:user-defined>
    <meta:user-defined meta:name="Company">CHU de Bordeau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